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 sans" svg:font-family="'Open sans', sans-serif"/>
    <style:font-face style:name="OpenSymbol" svg:font-family="OpenSymbol"/>
    <style:font-face style:name="inherit" svg:font-family="inherit"/>
    <style:font-face style:name="panton" svg:font-family="panton, Arial, sans-serif"/>
    <style:font-face style:name="Arial2" svg:font-family="Arial" style:font-family-generic="swiss"/>
    <style:font-face style:name="Adobe Arabic" svg:font-family="'Adobe Arabic'" style:font-family-generic="roman"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ff0066" style:font-name="Adobe Gothic Std B" fo:font-size="19.5pt" fo:letter-spacing="normal" fo:font-style="normal" fo:font-weight="bold"/>
    </style:style>
    <style:style style:name="P2" style:family="paragraph" style:parent-style-name="Text_20_body">
      <style:text-properties fo:font-variant="normal" fo:text-transform="none" fo:color="#ff0066" style:font-name="Adobe Gothic Std B" fo:font-size="13pt" fo:letter-spacing="normal" fo:font-style="normal" fo:font-weight="bold" style:font-size-asian="13pt" style:font-size-complex="13pt"/>
    </style:style>
    <style:style style:name="P3" style:family="paragraph" style:parent-style-name="Text_20_body">
      <style:text-properties fo:font-variant="normal" fo:text-transform="none" fo:color="#ff0066" style:font-name="Adobe Gothic Std B" fo:font-size="13pt" fo:letter-spacing="normal" fo:font-style="normal" fo:font-weight="normal" style:font-size-asian="13pt" style:font-weight-asian="normal" style:font-size-complex="13pt" style:font-weight-complex="normal"/>
    </style:style>
    <style:style style:name="P4" style:family="paragraph" style:parent-style-name="Text_20_body">
      <style:text-properties fo:font-variant="normal" fo:text-transform="none" fo:color="#ff0066" style:font-name="Adobe Gothic Std B" fo:font-size="18pt" fo:letter-spacing="normal" fo:font-style="normal" fo:font-weight="normal" style:font-size-asian="18pt" style:font-weight-asian="normal" style:font-size-complex="18pt" style:font-weight-complex="normal"/>
    </style:style>
    <style:style style:name="P5" style:family="paragraph" style:parent-style-name="Text_20_body">
      <style:text-properties fo:font-variant="normal" fo:text-transform="none" fo:color="#ff0066" style:font-name="Lato" fo:font-size="18pt" fo:letter-spacing="normal" fo:font-style="normal" fo:font-weight="bold" fo:background-color="#ffffff" style:font-size-asian="18pt" style:font-weight-asian="bold" style:font-size-complex="18pt" style:font-weight-complex="bold"/>
    </style:style>
    <style:style style:name="P6" style:family="paragraph" style:parent-style-name="Text_20_body">
      <style:text-properties fo:font-variant="normal" fo:text-transform="none" fo:color="#404040" style:font-name="panton" fo:font-size="13.5pt" fo:letter-spacing="normal" fo:font-style="normal" fo:font-weight="normal" style:font-size-asian="13pt" style:font-weight-asian="normal" style:font-size-complex="13pt" style:font-weight-complex="normal"/>
    </style:style>
    <style:style style:name="P7" style:family="paragraph" style:parent-style-name="Text_20_body">
      <style:text-properties fo:font-variant="normal" fo:text-transform="none" fo:color="#000000" style:font-name="Adobe Gothic Std B" fo:font-size="19.5pt" fo:letter-spacing="normal" fo:font-style="normal" fo:font-weight="bold"/>
    </style:style>
    <style:style style:name="P8" style:family="paragraph" style:parent-style-name="Text_20_body">
      <style:text-properties fo:font-variant="normal" fo:text-transform="none" fo:color="#000000" style:font-name="Adobe Gothic Std B" fo:font-size="12pt" fo:letter-spacing="normal" fo:font-style="normal" fo:font-weight="normal" style:font-size-asian="12pt" style:font-weight-asian="normal" style:font-size-complex="12pt" style:font-weight-complex="normal"/>
    </style:style>
    <style:style style:name="P9" style:family="paragraph" style:parent-style-name="Text_20_body">
      <style:text-properties fo:font-variant="normal" fo:text-transform="none" fo:color="#000000" style:font-name="Adobe Gothic Std B" fo:font-size="18pt" fo:letter-spacing="normal" fo:font-style="normal" fo:font-weight="normal" style:font-size-asian="18pt" style:font-weight-asian="normal" style:font-size-complex="18pt" style:font-weight-complex="normal"/>
    </style:style>
    <style:style style:name="P10" style:family="paragraph" style:parent-style-name="Text_20_body">
      <style:text-properties fo:font-variant="normal" fo:text-transform="none" fo:color="#000000" style:font-name="Lato" fo:font-size="13.5pt" fo:letter-spacing="normal" fo:font-style="normal" fo:font-weight="normal" style:font-size-asian="18pt" style:font-weight-asian="normal" style:font-size-complex="18pt" style:font-weight-complex="normal"/>
    </style:style>
    <style:style style:name="P11" style:family="paragraph" style:parent-style-name="Text_20_body">
      <style:text-properties fo:font-variant="normal" fo:text-transform="none" fo:color="#767676" style:font-name="Lato" fo:font-size="12pt" fo:letter-spacing="normal" fo:font-style="normal" fo:font-weight="normal" style:font-size-asian="18pt" style:font-weight-asian="normal" style:font-size-complex="18pt" style:font-weight-complex="normal"/>
    </style:style>
    <style:style style:name="P12" style:family="paragraph" style:parent-style-name="Text_20_body">
      <style:text-properties fo:font-variant="normal" fo:text-transform="none" fo:color="#ff0000" style:font-name="Adobe Gothic Std B" fo:font-size="18pt" fo:letter-spacing="normal" fo:font-style="normal" fo:font-weight="bold" fo:background-color="#ffffff" style:font-size-asian="18pt" style:font-weight-asian="bold" style:font-size-complex="18pt" style:font-weight-complex="bold"/>
    </style:style>
    <style:style style:name="P13" style:family="paragraph" style:parent-style-name="Text_20_body">
      <style:paragraph-properties fo:margin-left="0cm" fo:margin-right="0cm" fo:margin-top="0cm" fo:margin-bottom="0cm" fo:orphans="2" fo:widows="2" fo:text-indent="0cm" style:auto-text-indent="false" fo:padding="0cm" fo:border="none"/>
    </style:style>
    <style:style style:name="P14" style:family="paragraph" style:parent-style-name="Text_20_body" style:list-style-name="L1">
      <style:paragraph-properties fo:margin-left="0cm" fo:margin-right="0cm" fo:margin-top="0cm" fo:margin-bottom="0.265cm" fo:orphans="2" fo:widows="2" fo:text-indent="0cm" style:auto-text-indent="false" fo:padding="0cm" fo:border="none"/>
      <style:text-properties fo:font-variant="normal" fo:text-transform="none" fo:color="#404040" style:font-name="inherit" fo:font-size="13.5pt" fo:letter-spacing="normal" fo:font-style="normal" fo:font-weight="normal"/>
    </style:style>
    <style:style style:name="P15" style:family="paragraph" style:parent-style-name="Text_20_body">
      <style:paragraph-properties fo:margin-left="0cm" fo:margin-right="0cm" fo:margin-top="0cm" fo:margin-bottom="0.635cm" style:line-height-at-least="0.582cm" fo:orphans="2" fo:widows="2" fo:text-indent="0cm" style:auto-text-indent="false" fo:padding="0cm" fo:border="none"/>
      <style:text-properties fo:font-variant="normal" fo:text-transform="none" fo:color="#767676" style:font-name="Lato" fo:font-size="12pt" fo:letter-spacing="normal" fo:font-style="normal" fo:font-weight="normal"/>
    </style:style>
    <style:style style:name="P16" style:family="paragraph" style:parent-style-name="Heading_20_3">
      <style:text-properties fo:font-variant="normal" fo:text-transform="none" fo:color="#000000" style:font-name="Lato" fo:font-size="13.5pt" fo:letter-spacing="normal" fo:font-style="normal" fo:font-weight="normal" style:font-size-asian="18pt" style:font-weight-asian="normal" style:font-size-complex="18pt" style:font-weight-complex="normal"/>
    </style:style>
    <style:style style:name="P17" style:family="paragraph" style:parent-style-name="Heading_20_2">
      <style:text-properties fo:font-variant="normal" fo:text-transform="none" fo:color="#ff0066" style:font-name="Adobe Gothic Std B" fo:font-size="19.5pt" fo:letter-spacing="normal" fo:font-style="normal" fo:font-weight="bold"/>
    </style:style>
    <style:style style:name="T1" style:family="text">
      <style:text-properties fo:color="#404040" style:font-name="inherit" fo:font-size="13.5pt" fo:font-weight="bold"/>
    </style:style>
    <style:style style:name="T2" style:family="text">
      <style:text-properties fo:color="#404040" style:font-name="panton" fo:font-size="13.5pt" fo:font-weight="normal"/>
    </style:style>
    <style:style style:name="T3" style:family="text">
      <style:text-properties fo:color="#404040" style:font-name="panton" fo:font-size="13.5pt" fo:font-weight="bold"/>
    </style:style>
    <style:style style:name="T4" style:family="text">
      <style:text-properties fo:font-variant="normal" fo:text-transform="none" fo:color="#404040" style:font-name="inherit" fo:font-size="13.5pt" fo:letter-spacing="normal" fo:font-style="normal" fo:font-weight="bold"/>
    </style:style>
    <style:style style:name="T5" style:family="text">
      <style:text-properties fo:font-variant="normal" fo:text-transform="none" fo:color="#000000" style:font-name="inherit" fo:font-size="13.5pt" fo:letter-spacing="normal" fo:font-style="normal" fo:font-weight="bold"/>
    </style:style>
    <style:style style:name="T6" style:family="text">
      <style:text-properties fo:color="#000000" style:font-name="Open sans" fo:font-size="9.75pt" fo:font-weight="normal"/>
    </style:style>
    <style:style style:name="T7" style:family="text">
      <style:text-properties fo:color="#1c1c1c" style:text-line-through-style="none" style:font-name="Open sans" fo:font-size="9.75pt" style:text-underline-style="none" fo:font-weight="normal"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2">Phase de spécifications</text:h>
      <text:p text:style-name="P6">La phase de spécifications vient donc entre la phase de rédaction interne de votre cahier des charges et la phase de conception à proprement parler de votre site.</text:p>
      <text:p text:style-name="P13"><text:span text:style-name="Strong_20_Emphasis"><text:span text:style-name="T4">I</text:span></text:span><text:span text:style-name="Strong_20_Emphasis"><text:span text:style-name="T5">l s’agit d’une étape où le prestataire réunit une équipe d’experts techniques et fonctionnels autour de vos équipes pour les interroger précisément sur les grands enjeux du projet :</text:span></text:span></text:p>
      <text:p text:style-name="P3"/>
      <text:p text:style-name="P3"><text:span text:style-name="Strong_20_Emphasis"><text:span text:style-name="T1">Quelques exemples :</text:span></text:span></text:p>
      <text:list xml:id="list2741128992673322496" text:style-name="L1">
        <text:list-item>
          <text:p text:style-name="P14">Vous souhaitez mettre en place un couplage entre votre futur site e-commerce et une plate forme ERP ? Dans ce cas l’équipe informatique interne devra être mobilisée ainsi certainement que les personnes en charge de la facturation, des achats etc…</text:p>
        </text:list-item>
        <text:list-item>
          <text:p text:style-name="P14">Vous souhaitez déployer un outil CRM en parallèle de votre projet e-commerce : La force commerciale de l’entreprise doit être interrogée, de même que l’équipe de support client pour définir les process de gestion actuel et les implémenter voir les faire évoluer dans le cadre de ce nouveau projet…</text:p>
        </text:list-item>
      </text:list>
      <text:p text:style-name="P3"><text:span text:style-name="Strong_20_Emphasis"><text:span text:style-name="T1">C’est certainement l’une des étapes les plus importantes de votre projet et nécessite de véritables compétences. C’est une véritable valeur ajoutée pour votre projet et c’est donc pour ces raisons qu’il ne faut pas :</text:span></text:span></text:p>
      <text:p text:style-name="P13"><text:span text:style-name="Strong_20_Emphasis"><text:span text:style-name="T4">1. La négliger</text:span></text:span></text:p>
      <text:p text:style-name="P13"><text:span text:style-name="Strong_20_Emphasis"><text:span text:style-name="T4">2. Penser que cette étape ne doit rien vous coûter</text:span></text:span></text:p>
      <text:p text:style-name="P3"/>
      <text:h text:style-name="P17" text:outline-level="2"><text:soft-page-break/></text:h>
      <text:h text:style-name="P17" text:outline-level="2"/>
      <text:h text:style-name="P17" text:outline-level="2"/>
      <text:h text:style-name="P17" text:outline-level="2">Phase de conception</text:h>
      <text:p text:style-name="P1"><text:span text:style-name="T2">Une fois le prestataire sélectionné, le budget validé, il s’agit de passer à la </text:span><text:span text:style-name="Strong_20_Emphasis"><text:span text:style-name="T3">phase de conception</text:span></text:span><text:span text:style-name="T2">. Cette phase doit être découpée en différentes étapes et le prestataire doit vous remettre un rétro-planning détaillant chaque étape projet avec plusieurs grands jalons. L’ensemble des informations que vous devrez lui fournir doivent vous être précisées et mises en rapport avec ces étapes projets. Chaque jalons doit faire l’objet de phase de validation commune (de votre part et de la part du prestataire).</text:span> </text:p>
      <text:p text:style-name="P1"><text:span text:style-name="T2">A l’issue de cette phase le client peut continuer à demander l’assistance du prestataire par la souscription d’un </text:span><text:span text:style-name="Strong_20_Emphasis"><text:span text:style-name="T3">contrat de maintenance </text:span></text:span><text:span text:style-name="T2">(objet d’un prochain article également ! ) qui lui permet de disposer de ressources pour faire évoluer son projet.</text:span> </text:p>
      <text:p text:style-name="P7">Il ne faut pas négliger cette phase car sinon, nous mettons toutes nos chances pour mener a bien ce projet de côté...</text:p>
      <text:p text:style-name="P7"/>
      <text:p text:style-name="P1"/>
      <text:p text:style-name="P1"/>
      <text:p text:style-name="P1"/>
      <text:p text:style-name="P1"/>
      <text:p text:style-name="P1"/>
      <text:p text:style-name="P1"><text:soft-page-break/>Phase de réalisation</text:p>
      <text:p text:style-name="P1"><text:s/></text:p>
      <text:p text:style-name="P8">La phase de réalisation est la mise en place des idées des différents partenaires, experts.</text:p>
      <text:p text:style-name="P8">Trouver le nom du site, le nom de domaine. L’hébergeur final, <text:s/>Insérer les mentions légales etc.. </text:p>
      <text:p text:style-name="P9"/>
      <text:p text:style-name="P4">Phase de finalisation </text:p>
      <text:h text:style-name="P16" text:outline-level="3">Ici intervient la phase de test et validation avant mise en ligne.</text:h>
      <text:p text:style-name="P11">Tout au long de la phase de développement, certains lots fonctionnels du site marchand sont livrés pour tests et validation par le client.</text:p>
      <text:p text:style-name="P15">Lorsque tous les développements sont achevés et toutes les sources de données sont connectées au site marchand, une phase de test et d’intégration globale est menée pour vérifier le fonctionnement complet de la plate-forme afin d’apporter les correctifs et ajustements nécessaires avant la mise en ligne du site.</text:p>
      <text:p text:style-name="P15">C’est aussi au cours de cette phase que le plan d’action digital est préparé (configuration des campagnes de search et de display, plate-forme d’e-mailing, newsletter, plan d’action des opérations marketing, plan de reprise de donné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5"><text:soft-page-break/>Lexique </text:p>
      <text:p text:style-name="P5"/>
      <text:p text:style-name="P5"><text:span text:style-name="T6">Flash : La technologie Flash permet la création d’animations et effets graphiques sur un site internet. Elle a pour fonction de renforcer l’impact visuel. Cependant, cette technologie est aujourd’hui considérée comme dépassée et n’est plus beaucoup utilisée. </text:span></text:p>
      <text:p text:style-name="P5"><text:span text:style-name="T6">Front office : Le Front office représente tout simplement la partie de votre boutique en ligne qui est visible aux visiteurs. C’est là où ils interagissent pour passer leurs commandes. </text:span></text:p>
      <text:p text:style-name="P5"><text:span text:style-name="T6">Hébergement web : L’hébergement Web est supporté par des serveurs où toutes les données de votre boutique en ligne sont stockées. Il donne à vos clients, l’accès au contenu de votre boutique en ligne sur leur ordinateur, souvient via un logiciel FTP ou un gestionnaire de fichiers. </text:span></text:p>
      <text:p text:style-name="P5"><text:span text:style-name="T6">JavaScript : C’est un langage de programmation qui permet aux techniciens de créer des pages web interactives. Pour le SEO, il est conseillé de positionner un fichier Javascript en bas de page (le plus bas possible), juste avant la balise de fermeture  . </text:span></text:p>
      <text:p text:style-name="P5"><text:span text:style-name="T6">Maillage interne : C’est une stratégie qui consiste à faire communiquer les pages d’un site web, les unes avec les autres, en créant des liens internes. C’est généralement considéré comme étant très bon pour le référencement naturel. Sur votre boutique en ligne, cela consiste, par exemple, à proposer des produits complémentaires ou supplémentaires. </text:span></text:p>
      <text:p text:style-name="P5"><text:span text:style-name="T6">M-commerce ou commerce mobile : On en parle souvent sur ce blog. On parle de M-commerce lorsque les achats en ligne sont réalisés sur des supports mobiles (smartphones et tablettes). </text:span></text:p>
      <text:p text:style-name="P5"><text:span text:style-name="T6">Mots-clés : Il s’agit d’un mot qui a une importance tout particulière dans un texte. Celui-ci est généralement en rapport avec votre activité et votre offre. Lorsque vous effectuez une recherche sur Google, vous tapez des mots-clés. Ceux-ci doivent être minutieusement choisis pour représenter au mieux votre activité et doivent être mis en valeur au début du texte ou en le mettant en gras, par exemple. </text:span></text:p>
      <text:p text:style-name="P5"><text:span text:style-name="T6">Multi-boutique : Lorsque vous avez plusieurs boutiques e-commerce, le multi-boutique vous permet de gérer aisément toutes vos boutiques et de passer de l’une à l’autre sans changer d’interface d’administration.</text:span></text:p>
      <text:p text:style-name="P5"><text:span text:style-name="T6"><text:s/>Netlinking : Le netlinking consiste à renforcer la popularité de votre boutique en ligne, avec des liens externes qui pointent vers cette dernière. Il est donc question qu’un lien vers votre boutique soit intégré à un contenu qualitatif, un article de blog, ou en se référençant dans un annuaire, par exemple. Plus le lien est qualifié et mieux vous serez référencé sur Google. La stratégie d’échange de liens se nomme « crosslinking » mais il faut toujours faire attention à la qualité de ces liens, sans quoi Google pourrait vous pénaliser. </text:span></text:p>
      <text:p text:style-name="P5"><text:span text:style-name="T6">PageRank : C’est une note de 0 à 10, attribuée par Google, qui estime l’autorité et l’influence de votre boutique en ligne. L’algorithme qui va définir cette note se base sur votre trafic, votre popularité, entre autres. Le fait de connaître le PageRank des sites sur lesquels vous souhaitez vous référencer est un avantage pour développer une stratégie de netlinking ou nouer des partenariats. </text:span></text:p>
      <text:p text:style-name="P5"><text:span text:style-name="T6">Paniers abandonnés : On le considère comme un véritable fléau dans le e-commerce ! Vous êtes confronté à un abandon de panier lorsqu’un visiteur de votre boutique en ligne a ajouté un produit à son panier mais pour une quelconque raison, n’a pas finalisé pas sa commande, … </text:span></text:p>
      <text:p text:style-name="P5"><text:span text:style-name="T6">Responsive design : Une boutique en ligne sur laquelle un design Responsive est appliqué, s’adapte à n’importe quelle taille d’écran et donc à n’importe quel support (ordinateurs ou mobiles). L’ensemble des boutons, le texte ou le menu s’ajustent en fonction de la taille de l’écran. </text:span></text:p>
      <text:p text:style-name="P5"><text:span text:style-name="T6">SEO : Le SEO (ou Search Engine Optimization) est le nom attribué au référencement naturel. Il désigne donc toutes les techniques (optimisation du contenu et des mots-clés, netlinking, maillage interne…) qui permettent de référencer au mieux votre boutique en ligne, sur les moteurs de recherche. </text:span></text:p>
      <text:p text:style-name="P5"><text:span text:style-name="T6">SEA : Le SEA (ou Search Engine Advertising) désigne tout simplement les techniques de référencement sur les moteurs de recherche qui se font en contrepartie d’un paiement. Il est complémentaire au SEO. Vous l’avez compris, il peut donc s’agir des liens sponsorisés sur Google Adwords ou sur . </text:span></text:p>
      <text:p text:style-name="P5"><text:span text:style-name="T6">SMO : Le SMO (ou Social Media Optimization) consiste à donner plus de visibilité à une boutique en ligne sur les réseaux sociaux. SEM : Le SEM (ou Search Engine Marketing) désigne l’ensemble des activités liées au référencement de votre boutique en ligne sur les moteurs de recherche. En d’autres termes, SEM = SEO + SEA + SMO Solution de paiement ou passerelle de paiement : Les solutions de paiement permettent une connexion sécurisée des paiements qui sont font en ligne, en vérifiant les informations de la carte de crédit avec la banque d’où elle provient. </text:span></text:p>
      <text:p text:style-name="P5"><text:span text:style-name="T6"/></text:p>
      <text:p text:style-name="P5"><text:soft-page-break/><text:span text:style-name="T6">Taux de conversion ou taux de transformation : C’est le ratio qui calcule la proportion des achats par rapport au nombre de visiteurs uniques, sur une boutique e-commerce. Trafic : Le trafic représente tout simplement le nombre de visites que vous comptabilisez sur votre boutique en ligne. Tunnel de commande : C’est le parcours qu’emprunte un visiteur entre le moment où il ajoute le produit au panier et celui où il valide l’achat en effectuant le règlement. Le tunnel de commande doit être optimisé pour éviter les abandons de panier.</text:span></text:p>
      <text:p text:style-name="P12"/>
      <text:p text:style-name="P7"/>
      <text:p text:style-name="P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 sans" svg:font-family="'Open sans', sans-serif"/>
    <style:font-face style:name="OpenSymbol" svg:font-family="OpenSymbol"/>
    <style:font-face style:name="inherit" svg:font-family="inherit"/>
    <style:font-face style:name="panton" svg:font-family="panton, Arial, sans-serif"/>
    <style:font-face style:name="Arial2" svg:font-family="Arial" style:font-family-generic="swiss"/>
    <style:font-face style:name="Adobe Arabic" svg:font-family="'Adobe Arabic'" style:font-family-generic="roman"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hdi Benettayeb</meta:initial-creator>
    <meta:creation-date>2017-03-23T09:47:09.01</meta:creation-date>
    <meta:document-statistic meta:table-count="0" meta:image-count="0" meta:object-count="0" meta:page-count="5" meta:paragraph-count="39" meta:word-count="1365" meta:character-count="8416"/>
    <dc:date>2017-03-23T10:11:25.58</dc:date>
    <dc:creator>Mehdi Benettayeb</dc:creator>
    <meta:editing-duration>PT9M16S</meta:editing-duration>
    <meta:editing-cycles>1</meta:editing-cycles>
    <meta:generator>OpenOffice/4.1.3$Win32 OpenOffice.org_project/413m1$Build-9783</meta:generator>
  </office:meta>
</office:document-meta>
</file>